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dc3f" officeooo:paragraph-rsid="001ddc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Ansari Nooras Fatima <text:s text:c="88"/>Rollno:16co01</text:p>
      <text:p text:style-name="Standard"/>
      <text:p text:style-name="Standard">mysql&gt; -- MySQL Workbench Forward Engineering</text:p>
      <text:p text:style-name="Standard">mysql&gt; </text:p>
      <text:p text:style-name="Standard">mysql&gt; SET @OLD_UNIQUE_CHECKS=@@UNIQUE_CHECKS, UNIQUE_CHECKS=0;</text:p>
      <text:p text:style-name="Standard">Query OK, 0 rows affected (0.00 sec)</text:p>
      <text:p text:style-name="Standard"/>
      <text:p text:style-name="Standard">mysql&gt; SET @OLD_FOREIGN_KEY_CHECKS=@@FOREIGN_KEY_CHECKS, FOREIGN_KEY_CHECKS=0;</text:p>
      <text:p text:style-name="Standard">Query OK, 0 rows affected (0.00 sec)</text:p>
      <text:p text:style-name="Standard"/>
      <text:p text:style-name="Standard">mysql&gt; SET @OLD_SQL_MODE=@@SQL_MODE, SQL_MODE='TRADITIONAL,ALLOW_INVALID_DATES'; </text:p>
      <text:p text:style-name="Standard">Query OK, 0 rows affected (0.00 sec)</text:p>
      <text:p text:style-name="Standard"/>
      <text:p text:style-name="Standard">mysql&gt; </text:p>
      <text:p text:style-name="Standard">mysql&gt; -- -----------------------------------------------------</text:p>
      <text:p text:style-name="Standard">mysql&gt; -- Schema mydb</text:p>
      <text:p text:style-name="Standard">mysql&gt; -- -----------------------------------------------------</text:p>
      <text:p text:style-name="Standard">mysql&gt; </text:p>
      <text:p text:style-name="Standard">mysql&gt; -- -----------------------------------------------------</text:p>
      <text:p text:style-name="Standard">mysql&gt; -- Schema mydb</text:p>
      <text:p text:style-name="Standard">mysql&gt; -- -----------------------------------------------------</text:p>
      <text:p text:style-name="Standard">mysql&gt; CREATE SCHEMA IF NOT EXISTS `mydb` DEFAULT CHARACTER SET utf8 ;</text:p>
      <text:p text:style-name="Standard">Query OK, 1 row affected, 1 warning (0.00 sec)</text:p>
      <text:p text:style-name="Standard"/>
      <text:p text:style-name="Standard">mysql&gt; USE `mydb` ;</text:p>
      <text:p text:style-name="Standard">Database changed</text:p>
      <text:p text:style-name="Standard">mysql&gt; </text:p>
      <text:p text:style-name="Standard">mysql&gt; -- -----------------------------------------------------</text:p>
      <text:p text:style-name="Standard">mysql&gt; -- Table `mydb`.`sales`</text:p>
      <text:p text:style-name="Standard">mysql&gt; -- -----------------------------------------------------</text:p>
      <text:p text:style-name="Standard">mysql&gt; CREATE TABLE IF NOT EXISTS `mydb`.`sales` (</text:p>
      <text:p text:style-name="Standard"><text:s text:c="4"/>-&gt; <text:s text:c="2"/>`year` INT NOT NULL,</text:p>
      <text:p text:style-name="Standard"><text:s text:c="4"/>-&gt; <text:s text:c="2"/>`country` VARCHAR(45) NOT NULL,</text:p>
      <text:p text:style-name="Standard"><text:s text:c="4"/>-&gt; <text:s text:c="2"/>`product` VARCHAR(45) NOT NULL,</text:p>
      <text:p text:style-name="Standard"><text:s text:c="4"/>-&gt; <text:s text:c="2"/>`profit` INT(15) NOT NULL,</text:p>
      <text:p text:style-name="Standard"><text:s text:c="4"/>-&gt; <text:s text:c="2"/>PRIMARY KEY (`year`, `country`, `product`))</text:p>
      <text:p text:style-name="Standard"><text:s text:c="4"/>-&gt; ENGINE = InnoDB;</text:p>
      <text:p text:style-name="Standard">Query OK, 0 rows affected (0.64 sec)</text:p>
      <text:p text:style-name="Standard"/>
      <text:p text:style-name="Standard">mysql&gt; </text:p>
      <text:p text:style-name="Standard">mysql&gt; </text:p>
      <text:p text:style-name="Standard">mysql&gt; SET SQL_MODE=@OLD_SQL_MODE;</text:p>
      <text:p text:style-name="Standard">Query OK, 0 rows affected (0.00 sec)</text:p>
      <text:p text:style-name="Standard"/>
      <text:p text:style-name="Standard">mysql&gt; SET FOREIGN_KEY_CHECKS=@OLD_FOREIGN_KEY_CHECKS;</text:p>
      <text:p text:style-name="Standard">Query OK, 0 rows affected (0.00 sec)</text:p>
      <text:p text:style-name="Standard"/>
      <text:p text:style-name="Standard">mysql&gt; SET UNIQUE_CHECKS=@OLD_UNIQUE_CHECKS;</text:p>
      <text:p text:style-name="Standard">Query OK, 0 rows affected (0.00 sec)</text:p>
      <text:p text:style-name="Standard"/>
      <text:p text:style-name="Standard"><text:soft-page-break/>mysql&gt; </text:p>
      <text:p text:style-name="Standard">mysql&gt; -- -----------------------------------------------------</text:p>
      <text:p text:style-name="Standard">mysql&gt; -- Data for table `mydb`.`sales`</text:p>
      <text:p text:style-name="Standard">mysql&gt; -- -----------------------------------------------------</text:p>
      <text:p text:style-name="Standard">mysql&gt; START TRANSACTION;</text:p>
      <text:p text:style-name="Standard">Query OK, 0 rows affected (0.00 sec)</text:p>
      <text:p text:style-name="Standard"/>
      <text:p text:style-name="Standard">mysql&gt; USE `mydb`;</text:p>
      <text:p text:style-name="Standard">Database changed</text:p>
      <text:p text:style-name="Standard">mysql&gt; INSERT INTO `mydb`.`sales` (`year`, `country`, `product`, `profit`) VALUES (2018, 'india', 'shoes', 10);</text:p>
      <text:p text:style-name="Standard">Query OK, 1 row affected (0.01 sec)</text:p>
      <text:p text:style-name="Standard"/>
      <text:p text:style-name="Standard">mysql&gt; INSERT INTO `mydb`.`sales` (`year`, `country`, `product`, `profit`) VALUES (2017, 'india', 'milk', 15);</text:p>
      <text:p text:style-name="Standard">Query OK, 1 row affected (0.00 sec)</text:p>
      <text:p text:style-name="Standard"/>
      <text:p text:style-name="Standard">mysql&gt; INSERT INTO `mydb`.`sales` (`year`, `country`, `product`, `profit`) VALUES (2015, 'india', 'shirt', 20);</text:p>
      <text:p text:style-name="Standard">Query OK, 1 row affected (0.00 sec)</text:p>
      <text:p text:style-name="Standard"/>
      <text:p text:style-name="Standard">mysql&gt; INSERT INTO `mydb`.`sales` (`year`, `country`, `product`, `profit`) VALUES (2015, 'india', 'laptop', 54);</text:p>
      <text:p text:style-name="Standard">Query OK, 1 row affected (0.00 sec)</text:p>
      <text:p text:style-name="Standard"/>
      <text:p text:style-name="Standard">mysql&gt; INSERT INTO `mydb`.`sales` (`year`, `country`, `product`, `profit`) VALUES (2014, 'india', 'bag', 5);</text:p>
      <text:p text:style-name="Standard">Query OK, 1 row affected (0.00 sec)</text:p>
      <text:p text:style-name="Standard"/>
      <text:p text:style-name="Standard">mysql&gt; INSERT INTO `mydb`.`sales` (`year`, `country`, `product`, `profit`) VALUES (2010, 'india', 'bottle', 20);</text:p>
      <text:p text:style-name="Standard">Query OK, 1 row affected (0.00 sec)</text:p>
      <text:p text:style-name="Standard"/>
      <text:p text:style-name="Standard">mysql&gt; INSERT INTO `mydb`.`sales` (`year`, `country`, `product`, `profit`) VALUES (2014, 'japan', 'shoes', 45);</text:p>
      <text:p text:style-name="Standard">Query OK, 1 row affected (0.00 sec)</text:p>
      <text:p text:style-name="Standard"/>
      <text:p text:style-name="Standard">mysql&gt; INSERT INTO `mydb`.`sales` (`year`, `country`, `product`, `profit`) VALUES (2015, 'japan', 'milk', 60);</text:p>
      <text:p text:style-name="Standard">Query OK, 1 row affected (0.00 sec)</text:p>
      <text:p text:style-name="Standard"/>
      <text:p text:style-name="Standard">mysql&gt; INSERT INTO `mydb`.`sales` (`year`, `country`, `product`, `profit`) VALUES (2015, 'japan', 'laptop', 30);</text:p>
      <text:p text:style-name="Standard">Query OK, 1 row affected (0.00 sec)</text:p>
      <text:p text:style-name="Standard"/>
      <text:p text:style-name="Standard">mysql&gt; INSERT INTO `mydb`.`sales` (`year`, `country`, `product`, `profit`) VALUES (2017, 'japan', 'bag', 12);</text:p>
      <text:p text:style-name="Standard">Query OK, 1 row affected (0.00 sec)</text:p>
      <text:p text:style-name="Standard"/>
      <text:p text:style-name="Standard">mysql&gt; INSERT INTO `mydb`.`sales` (`year`, `country`, `product`, `profit`) VALUES (2018, 'japan', 'bottle', 30);</text:p>
      <text:p text:style-name="Standard">Query OK, 1 row affected (0.00 sec)</text:p>
      <text:p text:style-name="Standard"><text:soft-page-break/></text:p>
      <text:p text:style-name="Standard">mysql&gt; INSERT INTO `mydb`.`sales` (`year`, `country`, `product`, `profit`) VALUES (2010, 'japan', 'scarf', 40);</text:p>
      <text:p text:style-name="Standard">Query OK, 1 row affected (0.00 sec)</text:p>
      <text:p text:style-name="Standard"/>
      <text:p text:style-name="Standard">mysql&gt; INSERT INTO `mydb`.`sales` (`year`, `country`, `product`, `profit`) VALUES (2015, 'newyork', 'shoes', 54);</text:p>
      <text:p text:style-name="Standard">Query OK, 1 row affected (0.00 sec)</text:p>
      <text:p text:style-name="Standard"/>
      <text:p text:style-name="Standard">mysql&gt; INSERT INTO `mydb`.`sales` (`year`, `country`, `product`, `profit`) VALUES (2019, 'newyork', 'milk', 20);</text:p>
      <text:p text:style-name="Standard">Query OK, 1 row affected (0.00 sec)</text:p>
      <text:p text:style-name="Standard"/>
      <text:p text:style-name="Standard">mysql&gt; INSERT INTO `mydb`.`sales` (`year`, `country`, `product`, `profit`) VALUES (2012, 'newyork', 'laptop', 51);</text:p>
      <text:p text:style-name="Standard">Query OK, 1 row affected (0.00 sec)</text:p>
      <text:p text:style-name="Standard"/>
      <text:p text:style-name="Standard">mysql&gt; INSERT INTO `mydb`.`sales` (`year`, `country`, `product`, `profit`) VALUES (2019, 'newyork', 'bag', 54);</text:p>
      <text:p text:style-name="Standard">Query OK, 1 row affected (0.00 sec)</text:p>
      <text:p text:style-name="Standard"/>
      <text:p text:style-name="Standard">mysql&gt; INSERT INTO `mydb`.`sales` (`year`, `country`, `product`, `profit`) VALUES (2015, 'newyork', 'watch', 71);</text:p>
      <text:p text:style-name="Standard">Query OK, 1 row affected (0.00 sec)</text:p>
      <text:p text:style-name="Standard"/>
      <text:p text:style-name="Standard">mysql&gt; INSERT INTO `mydb`.`sales` (`year`, `country`, `product`, `profit`) VALUES (2016, 'newyork', 'scarf', 21);</text:p>
      <text:p text:style-name="Standard">Query OK, 1 row affected (0.00 sec)</text:p>
      <text:p text:style-name="Standard"/>
      <text:p text:style-name="Standard">mysql&gt; INSERT INTO `mydb`.`sales` (`year`, `country`, `product`, `profit`) VALUES (2015, 'spain', 'shoes', 40);</text:p>
      <text:p text:style-name="Standard">Query OK, 1 row affected (0.00 sec)</text:p>
      <text:p text:style-name="Standard"/>
      <text:p text:style-name="Standard">mysql&gt; INSERT INTO `mydb`.`sales` (`year`, `country`, `product`, `profit`) VALUES (2015, 'spain', 'milk', 25);</text:p>
      <text:p text:style-name="Standard">Query OK, 1 row affected (0.00 sec)</text:p>
      <text:p text:style-name="Standard"/>
      <text:p text:style-name="Standard">mysql&gt; INSERT INTO `mydb`.`sales` (`year`, `country`, `product`, `profit`) VALUES (2015, 'spain', 'laptop', 60);</text:p>
      <text:p text:style-name="Standard">Query OK, 1 row affected (0.00 sec)</text:p>
      <text:p text:style-name="Standard"/>
      <text:p text:style-name="Standard">mysql&gt; INSERT INTO `mydb`.`sales` (`year`, `country`, `product`, `profit`) VALUES (2016, 'spain', 'bag', 40);</text:p>
      <text:p text:style-name="Standard">Query OK, 1 row affected (0.00 sec)</text:p>
      <text:p text:style-name="Standard"/>
      <text:p text:style-name="Standard">mysql&gt; INSERT INTO `mydb`.`sales` (`year`, `country`, `product`, `profit`) VALUES (2015, 'spain', 'bottle', 30);</text:p>
      <text:p text:style-name="Standard">Query OK, 1 row affected (0.00 sec)</text:p>
      <text:p text:style-name="Standard"/>
      <text:p text:style-name="Standard">mysql&gt; INSERT INTO `mydb`.`sales` (`year`, `country`, `product`, `profit`) VALUES (2014, 'spain', 'keyboard', 35);</text:p>
      <text:p text:style-name="Standard">Query OK, 1 row affected (0.00 sec)</text:p>
      <text:p text:style-name="Standard"><text:soft-page-break/></text:p>
      <text:p text:style-name="Standard">mysql&gt; </text:p>
      <text:p text:style-name="Standard">mysql&gt; COMMIT;</text:p>
      <text:p text:style-name="Standard"/>
      <text:p text:style-name="Standard">mysql&gt; use mydb;</text:p>
      <text:p text:style-name="Standard">Database changed</text:p>
      <text:p text:style-name="Standard">mysql&gt; show tables;</text:p>
      <text:p text:style-name="Standard">+----------------+</text:p>
      <text:p text:style-name="Standard">| Tables_in_mydb |</text:p>
      <text:p text:style-name="Standard">+----------------+</text:p>
      <text:p text:style-name="Standard">| sales <text:s text:c="9"/>|</text:p>
      <text:p text:style-name="Standard">+----------------+</text:p>
      <text:p text:style-name="Standard">1 row in set (0.00 sec)</text:p>
      <text:p text:style-name="Standard"/>
      <text:p text:style-name="Standard">mysql&gt; select * from sales;</text:p>
      <text:p text:style-name="Standard">+------+---------+----------+--------+</text:p>
      <text:p text:style-name="Standard">| year | country | product <text:s/>| profit |</text:p>
      <text:p text:style-name="Standard">+------+---------+----------+--------+</text:p>
      <text:p text:style-name="Standard">| 2010 | india <text:s text:c="2"/>| bottle <text:s text:c="2"/>| <text:s text:c="4"/>20 |</text:p>
      <text:p text:style-name="Standard">| 2010 | japan <text:s text:c="2"/>| scarf <text:s text:c="3"/>| <text:s text:c="4"/>40 |</text:p>
      <text:p text:style-name="Standard">| 2012 | newyork | laptop <text:s text:c="2"/>| <text:s text:c="4"/>51 |</text:p>
      <text:p text:style-name="Standard">| 2014 | india <text:s text:c="2"/>| bag <text:s text:c="5"/>| <text:s text:c="5"/>5 |</text:p>
      <text:p text:style-name="Standard">| 2014 | japan <text:s text:c="2"/>| shoes <text:s text:c="3"/>| <text:s text:c="4"/>45 |</text:p>
      <text:p text:style-name="Standard">| 2014 | spain <text:s text:c="2"/>| keyboard | <text:s text:c="4"/>35 |</text:p>
      <text:p text:style-name="Standard">| 2015 | india <text:s text:c="2"/>| laptop <text:s text:c="2"/>| <text:s text:c="4"/>54 |</text:p>
      <text:p text:style-name="Standard">| 2015 | india <text:s text:c="2"/>| shirt <text:s text:c="3"/>| <text:s text:c="4"/>20 |</text:p>
      <text:p text:style-name="Standard">| 2015 | japan <text:s text:c="2"/>| laptop <text:s text:c="2"/>| <text:s text:c="4"/>30 |</text:p>
      <text:p text:style-name="Standard">| 2015 | japan <text:s text:c="2"/>| milk <text:s text:c="4"/>| <text:s text:c="4"/>60 |</text:p>
      <text:p text:style-name="Standard">| 2015 | newyork | shoes <text:s text:c="3"/>| <text:s text:c="4"/>54 |</text:p>
      <text:p text:style-name="Standard">| 2015 | newyork | watch <text:s text:c="3"/>| <text:s text:c="4"/>71 |</text:p>
      <text:p text:style-name="Standard">| 2015 | spain <text:s text:c="2"/>| bottle <text:s text:c="2"/>| <text:s text:c="4"/>30 |</text:p>
      <text:p text:style-name="Standard">| 2015 | spain <text:s text:c="2"/>| laptop <text:s text:c="2"/>| <text:s text:c="4"/>60 |</text:p>
      <text:p text:style-name="Standard">| 2015 | spain <text:s text:c="2"/>| milk <text:s text:c="4"/>| <text:s text:c="4"/>25 |</text:p>
      <text:p text:style-name="Standard">| 2015 | spain <text:s text:c="2"/>| shoes <text:s text:c="3"/>| <text:s text:c="4"/>40 |</text:p>
      <text:p text:style-name="Standard">| 2016 | newyork | scarf <text:s text:c="3"/>| <text:s text:c="4"/>21 |</text:p>
      <text:p text:style-name="Standard">| 2016 | spain <text:s text:c="2"/>| bag <text:s text:c="5"/>| <text:s text:c="4"/>40 |</text:p>
      <text:p text:style-name="Standard">| 2017 | india <text:s text:c="2"/>| milk <text:s text:c="4"/>| <text:s text:c="4"/>15 |</text:p>
      <text:p text:style-name="Standard">| 2017 | japan <text:s text:c="2"/>| bag <text:s text:c="5"/>| <text:s text:c="4"/>12 |</text:p>
      <text:p text:style-name="Standard">| 2018 | india <text:s text:c="2"/>| shoes <text:s text:c="3"/>| <text:s text:c="4"/>10 |</text:p>
      <text:p text:style-name="Standard">| 2018 | japan <text:s text:c="2"/>| bottle <text:s text:c="2"/>| <text:s text:c="4"/>30 |</text:p>
      <text:p text:style-name="Standard">| 2019 | newyork | bag <text:s text:c="5"/>| <text:s text:c="4"/>54 |</text:p>
      <text:p text:style-name="Standard">| 2019 | newyork | milk <text:s text:c="4"/>| <text:s text:c="4"/>20 |</text:p>
      <text:p text:style-name="Standard">+------+---------+----------+--------+</text:p>
      <text:p text:style-name="Standard">24 rows in set (0.00 sec)</text:p>
      <text:p text:style-name="Standard"/>
      <text:p text:style-name="Standard">mysql&gt; select year,sum(profit) from sales group by YEAR;</text:p>
      <text:p text:style-name="Standard">+------+-------------+</text:p>
      <text:p text:style-name="Standard">| year | sum(profit) |</text:p>
      <text:p text:style-name="Standard">+------+-------------+</text:p>
      <text:p text:style-name="Standard">| 2010 | <text:s text:c="9"/>60 |</text:p>
      <text:p text:style-name="Standard">| 2012 | <text:s text:c="9"/>51 |</text:p>
      <text:p text:style-name="Standard">| 2014 | <text:s text:c="9"/>85 |</text:p>
      <text:p text:style-name="Standard"><text:soft-page-break/>| 2015 | <text:s text:c="8"/>444 |</text:p>
      <text:p text:style-name="Standard">| 2016 | <text:s text:c="9"/>61 |</text:p>
      <text:p text:style-name="Standard">| 2017 | <text:s text:c="9"/>27 |</text:p>
      <text:p text:style-name="Standard">| 2018 | <text:s text:c="9"/>40 |</text:p>
      <text:p text:style-name="Standard">| 2019 | <text:s text:c="9"/>74 |</text:p>
      <text:p text:style-name="Standard">+------+-------------+</text:p>
      <text:p text:style-name="Standard">8 rows in set (0.01 sec)</text:p>
      <text:p text:style-name="Standard"/>
      <text:p text:style-name="Standard">mysql&gt; mysql&gt; select year,sum(profit) from sales group by YEAR with rollup;</text:p>
      <text:p text:style-name="Standard">+------+-------------+</text:p>
      <text:p text:style-name="Standard">| year | sum(profit) |</text:p>
      <text:p text:style-name="Standard">+------+-------------+</text:p>
      <text:p text:style-name="Standard">| 2010 | <text:s text:c="9"/>60 |</text:p>
      <text:p text:style-name="Standard">| 2012 | <text:s text:c="9"/>51 |</text:p>
      <text:p text:style-name="Standard">| 2014 | <text:s text:c="9"/>85 |</text:p>
      <text:p text:style-name="Standard">| 2015 | <text:s text:c="8"/>444 |</text:p>
      <text:p text:style-name="Standard">| 2016 | <text:s text:c="9"/>61 |</text:p>
      <text:p text:style-name="Standard">| 2017 | <text:s text:c="9"/>27 |</text:p>
      <text:p text:style-name="Standard">| 2018 | <text:s text:c="9"/>40 |</text:p>
      <text:p text:style-name="Standard">| 2019 | <text:s text:c="9"/>74 |</text:p>
      <text:p text:style-name="Standard">| NULL | <text:s text:c="8"/>842 |</text:p>
      <text:p text:style-name="Standard">+------+-------------+</text:p>
      <text:p text:style-name="Standard">9 rows in set (0.01 sec)</text:p>
      <text:p text:style-name="Standard"/>
      <text:p text:style-name="Standard">mysql&gt; </text:p>
      <text:p text:style-name="Standard">mysql&gt; </text:p>
      <text:p text:style-name="Standard">mysql&gt; </text:p>
      <text:p text:style-name="Standard">mysql&gt; select year,country,sum(profit) from sales group by year,country with rollup;</text:p>
      <text:p text:style-name="Standard">+------+---------+-------------+</text:p>
      <text:p text:style-name="Standard">| year | country | sum(profit) |</text:p>
      <text:p text:style-name="Standard">+------+---------+-------------+</text:p>
      <text:p text:style-name="Standard">| 2010 | india <text:s text:c="2"/>| <text:s text:c="9"/>20 |</text:p>
      <text:p text:style-name="Standard">| 2010 | japan <text:s text:c="2"/>| <text:s text:c="9"/>40 |</text:p>
      <text:p text:style-name="Standard">| 2010 | NULL <text:s text:c="3"/>| <text:s text:c="9"/>60 |</text:p>
      <text:p text:style-name="Standard">| 2012 | newyork | <text:s text:c="9"/>51 |</text:p>
      <text:p text:style-name="Standard">| 2012 | NULL <text:s text:c="3"/>| <text:s text:c="9"/>51 |</text:p>
      <text:p text:style-name="Standard">| 2014 | india <text:s text:c="2"/>| <text:s text:c="10"/>5 |</text:p>
      <text:p text:style-name="Standard">| 2014 | japan <text:s text:c="2"/>| <text:s text:c="9"/>45 |</text:p>
      <text:p text:style-name="Standard">| 2014 | spain <text:s text:c="2"/>| <text:s text:c="9"/>35 |</text:p>
      <text:p text:style-name="Standard">| 2014 | NULL <text:s text:c="3"/>| <text:s text:c="9"/>85 |</text:p>
      <text:p text:style-name="Standard">| 2015 | india <text:s text:c="2"/>| <text:s text:c="9"/>74 |</text:p>
      <text:p text:style-name="Standard">| 2015 | japan <text:s text:c="2"/>| <text:s text:c="9"/>90 |</text:p>
      <text:p text:style-name="Standard">| 2015 | newyork | <text:s text:c="8"/>125 |</text:p>
      <text:p text:style-name="Standard">| 2015 | spain <text:s text:c="2"/>| <text:s text:c="8"/>155 |</text:p>
      <text:p text:style-name="Standard">| 2015 | NULL <text:s text:c="3"/>| <text:s text:c="8"/>444 |</text:p>
      <text:p text:style-name="Standard">| 2016 | newyork | <text:s text:c="9"/>21 |</text:p>
      <text:p text:style-name="Standard">| 2016 | spain <text:s text:c="2"/>| <text:s text:c="9"/>40 |</text:p>
      <text:p text:style-name="Standard">| 2016 | NULL <text:s text:c="3"/>| <text:s text:c="9"/>61 |</text:p>
      <text:p text:style-name="Standard">| 2017 | india <text:s text:c="2"/>| <text:s text:c="9"/>15 |</text:p>
      <text:p text:style-name="Standard">| 2017 | japan <text:s text:c="2"/>| <text:s text:c="9"/>12 |</text:p>
      <text:p text:style-name="Standard">| 2017 | NULL <text:s text:c="3"/>| <text:s text:c="9"/>27 |</text:p>
      <text:p text:style-name="Standard">| 2018 | india <text:s text:c="2"/>| <text:s text:c="9"/>10 |</text:p>
      <text:p text:style-name="Standard"><text:soft-page-break/>| 2018 | japan <text:s text:c="2"/>| <text:s text:c="9"/>30 |</text:p>
      <text:p text:style-name="Standard">| 2018 | NULL <text:s text:c="3"/>| <text:s text:c="9"/>40 |</text:p>
      <text:p text:style-name="Standard">| 2019 | newyork | <text:s text:c="9"/>74 |</text:p>
      <text:p text:style-name="Standard">| 2019 | NULL <text:s text:c="3"/>| <text:s text:c="9"/>74 |</text:p>
      <text:p text:style-name="Standard">| NULL | NULL <text:s text:c="3"/>| <text:s text:c="8"/>842 |</text:p>
      <text:p text:style-name="Standard">+------+---------+-------------+</text:p>
      <text:p text:style-name="Standard">26 rows in set (0.00 sec)</text:p>
      <text:p text:style-name="Standard"/>
      <text:p text:style-name="Standard">mysql&gt; select year,country,sum(profit) from sales group by country,year with rollup;</text:p>
      <text:p text:style-name="Standard">+------+---------+-------------+</text:p>
      <text:p text:style-name="Standard">| year | country | sum(profit) |</text:p>
      <text:p text:style-name="Standard">+------+---------+-------------+</text:p>
      <text:p text:style-name="Standard">| 2010 | india <text:s text:c="2"/>| <text:s text:c="9"/>20 |</text:p>
      <text:p text:style-name="Standard">| 2014 | india <text:s text:c="2"/>| <text:s text:c="10"/>5 |</text:p>
      <text:p text:style-name="Standard">| 2015 | india <text:s text:c="2"/>| <text:s text:c="9"/>74 |</text:p>
      <text:p text:style-name="Standard">| 2017 | india <text:s text:c="2"/>| <text:s text:c="9"/>15 |</text:p>
      <text:p text:style-name="Standard">| 2018 | india <text:s text:c="2"/>| <text:s text:c="9"/>10 |</text:p>
      <text:p text:style-name="Standard">| NULL | india <text:s text:c="2"/>| <text:s text:c="8"/>124 |</text:p>
      <text:p text:style-name="Standard">| 2010 | japan <text:s text:c="2"/>| <text:s text:c="9"/>40 |</text:p>
      <text:p text:style-name="Standard">| 2014 | japan <text:s text:c="2"/>| <text:s text:c="9"/>45 |</text:p>
      <text:p text:style-name="Standard">| 2015 | japan <text:s text:c="2"/>| <text:s text:c="9"/>90 |</text:p>
      <text:p text:style-name="Standard">| 2017 | japan <text:s text:c="2"/>| <text:s text:c="9"/>12 |</text:p>
      <text:p text:style-name="Standard">| 2018 | japan <text:s text:c="2"/>| <text:s text:c="9"/>30 |</text:p>
      <text:p text:style-name="Standard">| NULL | japan <text:s text:c="2"/>| <text:s text:c="8"/>217 |</text:p>
      <text:p text:style-name="Standard">| 2012 | newyork | <text:s text:c="9"/>51 |</text:p>
      <text:p text:style-name="Standard">| 2015 | newyork | <text:s text:c="8"/>125 |</text:p>
      <text:p text:style-name="Standard">| 2016 | newyork | <text:s text:c="9"/>21 |</text:p>
      <text:p text:style-name="Standard">| 2019 | newyork | <text:s text:c="9"/>74 |</text:p>
      <text:p text:style-name="Standard">| NULL | newyork | <text:s text:c="8"/>271 |</text:p>
      <text:p text:style-name="Standard">| 2014 | spain <text:s text:c="2"/>| <text:s text:c="9"/>35 |</text:p>
      <text:p text:style-name="Standard">| 2015 | spain <text:s text:c="2"/>| <text:s text:c="8"/>155 |</text:p>
      <text:p text:style-name="Standard">| 2016 | spain <text:s text:c="2"/>| <text:s text:c="9"/>40 |</text:p>
      <text:p text:style-name="Standard">| NULL | spain <text:s text:c="2"/>| <text:s text:c="8"/>230 |</text:p>
      <text:p text:style-name="Standard">| NULL | NULL <text:s text:c="3"/>| <text:s text:c="8"/>842 |</text:p>
      <text:p text:style-name="Standard">+------+---------+-------------+</text:p>
      <text:p text:style-name="Standard">22 rows in set (0.00 sec)</text:p>
      <text:p text:style-name="Standard"/>
      <text:p text:style-name="Standard">mysql&gt; select year,country,product,sum(profit) from sales group by year,country,product with rollup;</text:p>
      <text:p text:style-name="Standard">+------+---------+----------+-------------+</text:p>
      <text:p text:style-name="Standard">| year | country | product <text:s/>| sum(profit) |</text:p>
      <text:p text:style-name="Standard">+------+---------+----------+-------------+</text:p>
      <text:p text:style-name="Standard">| 2010 | india <text:s text:c="2"/>| bottle <text:s text:c="2"/>| <text:s text:c="9"/>20 |</text:p>
      <text:p text:style-name="Standard">| 2010 | india <text:s text:c="2"/>| NULL <text:s text:c="4"/>| <text:s text:c="9"/>20 |</text:p>
      <text:p text:style-name="Standard">| 2010 | japan <text:s text:c="2"/>| scarf <text:s text:c="3"/>| <text:s text:c="9"/>40 |</text:p>
      <text:p text:style-name="Standard">| 2010 | japan <text:s text:c="2"/>| NULL <text:s text:c="4"/>| <text:s text:c="9"/>40 |</text:p>
      <text:p text:style-name="Standard">| 2010 | NULL <text:s text:c="3"/>| NULL <text:s text:c="4"/>| <text:s text:c="9"/>60 |</text:p>
      <text:p text:style-name="Standard">| 2012 | newyork | laptop <text:s text:c="2"/>| <text:s text:c="9"/>51 |</text:p>
      <text:p text:style-name="Standard">| 2012 | newyork | NULL <text:s text:c="4"/>| <text:s text:c="9"/>51 |</text:p>
      <text:p text:style-name="Standard">| 2012 | NULL <text:s text:c="3"/>| NULL <text:s text:c="4"/>| <text:s text:c="9"/>51 |</text:p>
      <text:p text:style-name="Standard">| 2014 | india <text:s text:c="2"/>| bag <text:s text:c="5"/>| <text:s text:c="10"/>5 |</text:p>
      <text:p text:style-name="Standard">| 2014 | india <text:s text:c="2"/>| NULL <text:s text:c="4"/>| <text:s text:c="10"/>5 |</text:p>
      <text:p text:style-name="Standard"><text:soft-page-break/>| 2014 | japan <text:s text:c="2"/>| shoes <text:s text:c="3"/>| <text:s text:c="9"/>45 |</text:p>
      <text:p text:style-name="Standard">| 2014 | japan <text:s text:c="2"/>| NULL <text:s text:c="4"/>| <text:s text:c="9"/>45 |</text:p>
      <text:p text:style-name="Standard">| 2014 | spain <text:s text:c="2"/>| keyboard | <text:s text:c="9"/>35 |</text:p>
      <text:p text:style-name="Standard">| 2014 | spain <text:s text:c="2"/>| NULL <text:s text:c="4"/>| <text:s text:c="9"/>35 |</text:p>
      <text:p text:style-name="Standard">| 2014 | NULL <text:s text:c="3"/>| NULL <text:s text:c="4"/>| <text:s text:c="9"/>85 |</text:p>
      <text:p text:style-name="Standard">| 2015 | india <text:s text:c="2"/>| laptop <text:s text:c="2"/>| <text:s text:c="9"/>54 |</text:p>
      <text:p text:style-name="Standard">| 2015 | india <text:s text:c="2"/>| shirt <text:s text:c="3"/>| <text:s text:c="9"/>20 |</text:p>
      <text:p text:style-name="Standard">| 2015 | india <text:s text:c="2"/>| NULL <text:s text:c="4"/>| <text:s text:c="9"/>74 |</text:p>
      <text:p text:style-name="Standard">| 2015 | japan <text:s text:c="2"/>| laptop <text:s text:c="2"/>| <text:s text:c="9"/>30 |</text:p>
      <text:p text:style-name="Standard">| 2015 | japan <text:s text:c="2"/>| milk <text:s text:c="4"/>| <text:s text:c="9"/>60 |</text:p>
      <text:p text:style-name="Standard">| 2015 | japan <text:s text:c="2"/>| NULL <text:s text:c="4"/>| <text:s text:c="9"/>90 |</text:p>
      <text:p text:style-name="Standard">| 2015 | newyork | shoes <text:s text:c="3"/>| <text:s text:c="9"/>54 |</text:p>
      <text:p text:style-name="Standard">| 2015 | newyork | watch <text:s text:c="3"/>| <text:s text:c="9"/>71 |</text:p>
      <text:p text:style-name="Standard">| 2015 | newyork | NULL <text:s text:c="4"/>| <text:s text:c="8"/>125 |</text:p>
      <text:p text:style-name="Standard">| 2015 | spain <text:s text:c="2"/>| bottle <text:s text:c="2"/>| <text:s text:c="9"/>30 |</text:p>
      <text:p text:style-name="Standard">| 2015 | spain <text:s text:c="2"/>| laptop <text:s text:c="2"/>| <text:s text:c="9"/>60 |</text:p>
      <text:p text:style-name="Standard">| 2015 | spain <text:s text:c="2"/>| milk <text:s text:c="4"/>| <text:s text:c="9"/>25 |</text:p>
      <text:p text:style-name="Standard">| 2015 | spain <text:s text:c="2"/>| shoes <text:s text:c="3"/>| <text:s text:c="9"/>40 |</text:p>
      <text:p text:style-name="Standard">| 2015 | spain <text:s text:c="2"/>| NULL <text:s text:c="4"/>| <text:s text:c="8"/>155 |</text:p>
      <text:p text:style-name="Standard">| 2015 | NULL <text:s text:c="3"/>| NULL <text:s text:c="4"/>| <text:s text:c="8"/>444 |</text:p>
      <text:p text:style-name="Standard">| 2016 | newyork | scarf <text:s text:c="3"/>| <text:s text:c="9"/>21 |</text:p>
      <text:p text:style-name="Standard">| 2016 | newyork | NULL <text:s text:c="4"/>| <text:s text:c="9"/>21 |</text:p>
      <text:p text:style-name="Standard">| 2016 | spain <text:s text:c="2"/>| bag <text:s text:c="5"/>| <text:s text:c="9"/>40 |</text:p>
      <text:p text:style-name="Standard">| 2016 | spain <text:s text:c="2"/>| NULL <text:s text:c="4"/>| <text:s text:c="9"/>40 |</text:p>
      <text:p text:style-name="Standard">| 2016 | NULL <text:s text:c="3"/>| NULL <text:s text:c="4"/>| <text:s text:c="9"/>61 |</text:p>
      <text:p text:style-name="Standard">| 2017 | india <text:s text:c="2"/>| milk <text:s text:c="4"/>| <text:s text:c="9"/>15 |</text:p>
      <text:p text:style-name="Standard">| 2017 | india <text:s text:c="2"/>| NULL <text:s text:c="4"/>| <text:s text:c="9"/>15 |</text:p>
      <text:p text:style-name="Standard">| 2017 | japan <text:s text:c="2"/>| bag <text:s text:c="5"/>| <text:s text:c="9"/>12 |</text:p>
      <text:p text:style-name="Standard">| 2017 | japan <text:s text:c="2"/>| NULL <text:s text:c="4"/>| <text:s text:c="9"/>12 |</text:p>
      <text:p text:style-name="Standard">| 2017 | NULL <text:s text:c="3"/>| NULL <text:s text:c="4"/>| <text:s text:c="9"/>27 |</text:p>
      <text:p text:style-name="Standard">| 2018 | india <text:s text:c="2"/>| shoes <text:s text:c="3"/>| <text:s text:c="9"/>10 |</text:p>
      <text:p text:style-name="Standard">| 2018 | india <text:s text:c="2"/>| NULL <text:s text:c="4"/>| <text:s text:c="9"/>10 |</text:p>
      <text:p text:style-name="Standard">| 2018 | japan <text:s text:c="2"/>| bottle <text:s text:c="2"/>| <text:s text:c="9"/>30 |</text:p>
      <text:p text:style-name="Standard">| 2018 | japan <text:s text:c="2"/>| NULL <text:s text:c="4"/>| <text:s text:c="9"/>30 |</text:p>
      <text:p text:style-name="Standard">| 2018 | NULL <text:s text:c="3"/>| NULL <text:s text:c="4"/>| <text:s text:c="9"/>40 |</text:p>
      <text:p text:style-name="Standard">| 2019 | newyork | bag <text:s text:c="5"/>| <text:s text:c="9"/>54 |</text:p>
      <text:p text:style-name="Standard">| 2019 | newyork | milk <text:s text:c="4"/>| <text:s text:c="9"/>20 |</text:p>
      <text:p text:style-name="Standard">| 2019 | newyork | NULL <text:s text:c="4"/>| <text:s text:c="9"/>74 |</text:p>
      <text:p text:style-name="Standard">| 2019 | NULL <text:s text:c="3"/>| NULL <text:s text:c="4"/>| <text:s text:c="9"/>74 |</text:p>
      <text:p text:style-name="Standard">| NULL | NULL <text:s text:c="3"/>| NULL <text:s text:c="4"/>| <text:s text:c="8"/>842 |</text:p>
      <text:p text:style-name="Standard">+------+---------+----------+-------------+</text:p>
      <text:p text:style-name="Standard">50 rows in set (0.00 sec)</text:p>
      <text:p text:style-name="Standard"/>
      <text:p text:style-name="Standard">mysql&gt; select country,product,sum(profit) from sales group by country,product with rollup;</text:p>
      <text:p text:style-name="Standard">+---------+----------+-------------+</text:p>
      <text:p text:style-name="Standard">| country | product <text:s/>| sum(profit) |</text:p>
      <text:p text:style-name="Standard">+---------+----------+-------------+</text:p>
      <text:p text:style-name="Standard">| india <text:s text:c="2"/>| bag <text:s text:c="5"/>| <text:s text:c="10"/>5 |</text:p>
      <text:p text:style-name="Standard">| india <text:s text:c="2"/>| bottle <text:s text:c="2"/>| <text:s text:c="9"/>20 |</text:p>
      <text:p text:style-name="Standard">| india <text:s text:c="2"/>| laptop <text:s text:c="2"/>| <text:s text:c="9"/>54 |</text:p>
      <text:p text:style-name="Standard">| india <text:s text:c="2"/>| milk <text:s text:c="4"/>| <text:s text:c="9"/>15 |</text:p>
      <text:p text:style-name="Standard">| india <text:s text:c="2"/>| shirt <text:s text:c="3"/>| <text:s text:c="9"/>20 |</text:p>
      <text:p text:style-name="Standard"><text:soft-page-break/>| india <text:s text:c="2"/>| shoes <text:s text:c="3"/>| <text:s text:c="9"/>10 |</text:p>
      <text:p text:style-name="Standard">| india <text:s text:c="2"/>| NULL <text:s text:c="4"/>| <text:s text:c="8"/>124 |</text:p>
      <text:p text:style-name="Standard">| japan <text:s text:c="2"/>| bag <text:s text:c="5"/>| <text:s text:c="9"/>12 |</text:p>
      <text:p text:style-name="Standard">| japan <text:s text:c="2"/>| bottle <text:s text:c="2"/>| <text:s text:c="9"/>30 |</text:p>
      <text:p text:style-name="Standard">| japan <text:s text:c="2"/>| laptop <text:s text:c="2"/>| <text:s text:c="9"/>30 |</text:p>
      <text:p text:style-name="Standard">| japan <text:s text:c="2"/>| milk <text:s text:c="4"/>| <text:s text:c="9"/>60 |</text:p>
      <text:p text:style-name="Standard">| japan <text:s text:c="2"/>| scarf <text:s text:c="3"/>| <text:s text:c="9"/>40 |</text:p>
      <text:p text:style-name="Standard">| japan <text:s text:c="2"/>| shoes <text:s text:c="3"/>| <text:s text:c="9"/>45 |</text:p>
      <text:p text:style-name="Standard">| japan <text:s text:c="2"/>| NULL <text:s text:c="4"/>| <text:s text:c="8"/>217 |</text:p>
      <text:p text:style-name="Standard">| newyork | bag <text:s text:c="5"/>| <text:s text:c="9"/>54 |</text:p>
      <text:p text:style-name="Standard">| newyork | laptop <text:s text:c="2"/>| <text:s text:c="9"/>51 |</text:p>
      <text:p text:style-name="Standard">| newyork | milk <text:s text:c="4"/>| <text:s text:c="9"/>20 |</text:p>
      <text:p text:style-name="Standard">| newyork | scarf <text:s text:c="3"/>| <text:s text:c="9"/>21 |</text:p>
      <text:p text:style-name="Standard">| newyork | shoes <text:s text:c="3"/>| <text:s text:c="9"/>54 |</text:p>
      <text:p text:style-name="Standard">| newyork | watch <text:s text:c="3"/>| <text:s text:c="9"/>71 |</text:p>
      <text:p text:style-name="Standard">| newyork | NULL <text:s text:c="4"/>| <text:s text:c="8"/>271 |</text:p>
      <text:p text:style-name="Standard">| spain <text:s text:c="2"/>| bag <text:s text:c="5"/>| <text:s text:c="9"/>40 |</text:p>
      <text:p text:style-name="Standard">| spain <text:s text:c="2"/>| bottle <text:s text:c="2"/>| <text:s text:c="9"/>30 |</text:p>
      <text:p text:style-name="Standard">| spain <text:s text:c="2"/>| keyboard | <text:s text:c="9"/>35 |</text:p>
      <text:p text:style-name="Standard">| spain <text:s text:c="2"/>| laptop <text:s text:c="2"/>| <text:s text:c="9"/>60 |</text:p>
      <text:p text:style-name="Standard">| spain <text:s text:c="2"/>| milk <text:s text:c="4"/>| <text:s text:c="9"/>25 |</text:p>
      <text:p text:style-name="Standard">| spain <text:s text:c="2"/>| shoes <text:s text:c="3"/>| <text:s text:c="9"/>40 |</text:p>
      <text:p text:style-name="Standard">| spain <text:s text:c="2"/>| NULL <text:s text:c="4"/>| <text:s text:c="8"/>230 |</text:p>
      <text:p text:style-name="Standard">| NULL <text:s text:c="3"/>| NULL <text:s text:c="4"/>| <text:s text:c="8"/>842 |</text:p>
      <text:p text:style-name="Standard">+---------+----------+-------------+</text:p>
      <text:p text:style-name="Standard">29 rows in set (0.00 sec)</text:p>
      <text:p text:style-name="Standard"/>
      <text:p text:style-name="Standard">mysql&gt; select * from sales where year=2017;</text:p>
      <text:p text:style-name="Standard">+------+---------+---------+--------+</text:p>
      <text:p text:style-name="Standard">| year | country | product | profit |</text:p>
      <text:p text:style-name="Standard">+------+---------+---------+--------+</text:p>
      <text:p text:style-name="Standard">| 2017 | india <text:s text:c="2"/>| milk <text:s text:c="3"/>| <text:s text:c="4"/>15 |</text:p>
      <text:p text:style-name="Standard">| 2017 | japan <text:s text:c="2"/>| bag <text:s text:c="4"/>| <text:s text:c="4"/>12 |</text:p>
      <text:p text:style-name="Standard">+------+---------+---------+--------+</text:p>
      <text:p text:style-name="Standard">2 rows in set (0.00 sec)</text:p>
      <text:p text:style-name="Standard"/>
      <text:p text:style-name="Standard">mysql&gt; select year,country,product,sum(profit) from sales where (country='india' or country='spain') and (year=2017 or year=2015) group by year,country,product with rollup;</text:p>
      <text:p text:style-name="Standard">+------+---------+---------+-------------+</text:p>
      <text:p text:style-name="Standard">| year | country | product | sum(profit) |</text:p>
      <text:p text:style-name="Standard">+------+---------+---------+-------------+</text:p>
      <text:p text:style-name="Standard">| 2015 | india <text:s text:c="2"/>| laptop <text:s/>| <text:s text:c="9"/>54 |</text:p>
      <text:p text:style-name="Standard">| 2015 | india <text:s text:c="2"/>| shirt <text:s text:c="2"/>| <text:s text:c="9"/>20 |</text:p>
      <text:p text:style-name="Standard">| 2015 | india <text:s text:c="2"/>| NULL <text:s text:c="3"/>| <text:s text:c="9"/>74 |</text:p>
      <text:p text:style-name="Standard">| 2015 | spain <text:s text:c="2"/>| bottle <text:s/>| <text:s text:c="9"/>30 |</text:p>
      <text:p text:style-name="Standard">| 2015 | spain <text:s text:c="2"/>| laptop <text:s/>| <text:s text:c="9"/>60 |</text:p>
      <text:p text:style-name="Standard">| 2015 | spain <text:s text:c="2"/>| milk <text:s text:c="3"/>| <text:s text:c="9"/>25 |</text:p>
      <text:p text:style-name="Standard">| 2015 | spain <text:s text:c="2"/>| shoes <text:s text:c="2"/>| <text:s text:c="9"/>40 |</text:p>
      <text:p text:style-name="Standard">| 2015 | spain <text:s text:c="2"/>| NULL <text:s text:c="3"/>| <text:s text:c="8"/>155 |</text:p>
      <text:p text:style-name="Standard">| 2015 | NULL <text:s text:c="3"/>| NULL <text:s text:c="3"/>| <text:s text:c="8"/>229 |</text:p>
      <text:p text:style-name="Standard">| 2017 | india <text:s text:c="2"/>| milk <text:s text:c="3"/>| <text:s text:c="9"/>15 |</text:p>
      <text:p text:style-name="Standard">| 2017 | india <text:s text:c="2"/>| NULL <text:s text:c="3"/>| <text:s text:c="9"/>15 |</text:p>
      <text:p text:style-name="Standard"><text:soft-page-break/>| 2017 | NULL <text:s text:c="3"/>| NULL <text:s text:c="3"/>| <text:s text:c="9"/>15 |</text:p>
      <text:p text:style-name="Standard">| NULL | NULL <text:s text:c="3"/>| NULL <text:s text:c="3"/>| <text:s text:c="8"/>244 |</text:p>
      <text:p text:style-name="Standard">+------+---------+---------+-------------+</text:p>
      <text:p text:style-name="Standard">13 rows in set (0.00 sec)</text:p>
      <text:p text:style-name="Standard"/>
      <text:p text:style-name="Standard">mysql&gt; select year,country,product,sum(profit) from sales where (country='india' or country='spain') and (year=2017 or year=2015) group by year,country,product with rollup;</text:p>
      <text:p text:style-name="Standard">+------+---------+---------+-------------+</text:p>
      <text:p text:style-name="Standard">| year | country | product | sum(profit) |</text:p>
      <text:p text:style-name="Standard">+------+---------+---------+-------------+</text:p>
      <text:p text:style-name="Standard">| 2015 | india <text:s text:c="2"/>| laptop <text:s/>| <text:s text:c="9"/>54 |</text:p>
      <text:p text:style-name="Standard">| 2015 | india <text:s text:c="2"/>| shirt <text:s text:c="2"/>| <text:s text:c="9"/>20 |</text:p>
      <text:p text:style-name="Standard">| 2015 | india <text:s text:c="2"/>| NULL <text:s text:c="3"/>| <text:s text:c="9"/>74 |</text:p>
      <text:p text:style-name="Standard">| 2015 | spain <text:s text:c="2"/>| bottle <text:s/>| <text:s text:c="9"/>30 |</text:p>
      <text:p text:style-name="Standard">| 2015 | spain <text:s text:c="2"/>| laptop <text:s/>| <text:s text:c="9"/>60 |</text:p>
      <text:p text:style-name="Standard">| 2015 | spain <text:s text:c="2"/>| milk <text:s text:c="3"/>| <text:s text:c="9"/>25 |</text:p>
      <text:p text:style-name="Standard">| 2015 | spain <text:s text:c="2"/>| shoes <text:s text:c="2"/>| <text:s text:c="9"/>40 |</text:p>
      <text:p text:style-name="Standard">| 2015 | spain <text:s text:c="2"/>| NULL <text:s text:c="3"/>| <text:s text:c="8"/>155 |</text:p>
      <text:p text:style-name="Standard">| 2015 | NULL <text:s text:c="3"/>| NULL <text:s text:c="3"/>| <text:s text:c="8"/>229 |</text:p>
      <text:p text:style-name="Standard">| 2017 | india <text:s text:c="2"/>| milk <text:s text:c="3"/>| <text:s text:c="9"/>15 |</text:p>
      <text:p text:style-name="Standard">| 2017 | india <text:s text:c="2"/>| NULL <text:s text:c="3"/>| <text:s text:c="9"/>15 |</text:p>
      <text:p text:style-name="Standard">| 2017 | NULL <text:s text:c="3"/>| NULL <text:s text:c="3"/>| <text:s text:c="9"/>15 |</text:p>
      <text:p text:style-name="Standard">| NULL | NULL <text:s text:c="3"/>| NULL <text:s text:c="3"/>| <text:s text:c="8"/>244 |</text:p>
      <text:p text:style-name="Standard">+------+---------+---------+-------------+</text:p>
      <text:p text:style-name="Standard">13 rows in set (0.01 sec)</text:p>
      <text:p text:style-name="Standard"/>
      <text:p text:style-name="Standard">mysql&gt; select country, sum(if(product='bottle',profit,NULL)) as 'bottle', </text:p>
      <text:p text:style-name="Standard"><text:s text:c="4"/>-&gt; sum(if(product='scarf',profit,NULL)) as 'scarf',</text:p>
      <text:p text:style-name="Standard"><text:s text:c="4"/>-&gt; sum(if(product='laptop',profit,NULL)) as 'laptop',</text:p>
      <text:p text:style-name="Standard"><text:s text:c="4"/>-&gt; sum(if(product='bag',profit,NULL)) as 'bag',</text:p>
      <text:p text:style-name="Standard"><text:s text:c="4"/>-&gt; sum(if(product='shoes',profit,NULL)) as 'shoes',</text:p>
      <text:p text:style-name="Standard"><text:s text:c="4"/>-&gt; sum(if(product='keyboard',profit,NULL)) as 'keyboard',</text:p>
      <text:p text:style-name="Standard"><text:s text:c="4"/>-&gt; sum(if(product='shirt',profit,NULL)) as 'shirt',</text:p>
      <text:p text:style-name="Standard"><text:s text:c="4"/>-&gt; sum(if(product='milk',profit,NULL)) as 'milk',</text:p>
      <text:p text:style-name="Standard"><text:s text:c="4"/>-&gt; sum(if(product='watch',profit,NULL)) as 'watch'</text:p>
      <text:p text:style-name="Standard"><text:s text:c="4"/>-&gt; from sales</text:p>
      <text:p text:style-name="Standard"><text:s text:c="4"/>-&gt; group by country;</text:p>
      <text:p text:style-name="Standard">+---------+--------+-------+--------+------+-------+----------+-------+------+-------+</text:p>
      <text:p text:style-name="Standard">| country | bottle | scarf | laptop | bag <text:s/>| shoes | keyboard | shirt | milk | watch |</text:p>
      <text:p text:style-name="Standard">+---------+--------+-------+--------+------+-------+----------+-------+------+-------+</text:p>
      <text:p text:style-name="Standard">| india <text:s text:c="2"/>| <text:s text:c="4"/>20 | <text:s/>NULL | <text:s text:c="4"/>54 | <text:s text:c="3"/>5 | <text:s text:c="3"/>10 | <text:s text:c="4"/>NULL | <text:s text:c="3"/>20 | <text:s text:c="2"/>15 | <text:s/>NULL |</text:p>
      <text:p text:style-name="Standard">| japan <text:s text:c="2"/>| <text:s text:c="4"/>30 | <text:s text:c="3"/>40 | <text:s text:c="4"/>30 | <text:s text:c="2"/>12 | <text:s text:c="3"/>45 | <text:s text:c="4"/>NULL | <text:s/>NULL | <text:s text:c="2"/>60 | <text:s/>NULL |</text:p>
      <text:p text:style-name="Standard">| newyork | <text:s text:c="2"/>NULL | <text:s text:c="3"/>21 | <text:s text:c="4"/>51 | <text:s text:c="2"/>54 | <text:s text:c="3"/>54 | <text:s text:c="4"/>NULL | <text:s/>NULL | <text:s text:c="2"/>20 | <text:s text:c="3"/>71 |</text:p>
      <text:p text:style-name="Standard">| spain <text:s text:c="2"/>| <text:s text:c="4"/>30 | <text:s/>NULL | <text:s text:c="4"/>60 | <text:s text:c="2"/>40 | <text:s text:c="3"/>40 | <text:s text:c="6"/>35 | <text:s/>NULL | <text:s text:c="2"/>25 | <text:s/>NULL |</text:p>
      <text:p text:style-name="Standard">+---------+--------+-------+--------+------+-------+----------+-------+------+-------+</text:p>
      <text:p text:style-name="Standard">4 rows in set (0.00 sec)</text:p>
      <text:p text:style-name="Standard"/>
      <text:p text:style-name="Standard">mysql&gt; select country as ' ', sum(if(product='bottle',profit,NULL)) as 'bottle', sum(if(product='scarf',profit,NULL)) as 'scarf', sum(if(product='laptop',profit,NULL)) as 'laptop', sum(if(product='bag',profit,NULL)) as 'bag', sum(if(product='shoes',profit,NULL)) as 'shoes', sum(if(product='keyboard',profit,NULL)) as 'keyboard', sum(if(product='shirt',profit,NULL)) as <text:soft-page-break/>'shirt', sum(if(product='milk',profit,NULL)) as 'milk', sum(if(product='watch',profit,NULL)) as 'watch' from sales group by country;</text:p>
      <text:p text:style-name="Standard">+---------+--------+-------+--------+------+-------+----------+-------+------+-------+</text:p>
      <text:p text:style-name="Standard">| <text:s text:c="8"/>| bottle | scarf | laptop | bag <text:s/>| shoes | keyboard | shirt | milk | watch |</text:p>
      <text:p text:style-name="Standard">+---------+--------+-------+--------+------+-------+----------+-------+------+-------+</text:p>
      <text:p text:style-name="Standard">| india <text:s text:c="2"/>| <text:s text:c="4"/>20 | <text:s/>NULL | <text:s text:c="4"/>54 | <text:s text:c="3"/>5 | <text:s text:c="3"/>10 | <text:s text:c="4"/>NULL | <text:s text:c="3"/>20 | <text:s text:c="2"/>15 | <text:s/>NULL |</text:p>
      <text:p text:style-name="Standard">| japan <text:s text:c="2"/>| <text:s text:c="4"/>30 | <text:s text:c="3"/>40 | <text:s text:c="4"/>30 | <text:s text:c="2"/>12 | <text:s text:c="3"/>45 | <text:s text:c="4"/>NULL | <text:s/>NULL | <text:s text:c="2"/>60 | <text:s/>NULL |</text:p>
      <text:p text:style-name="Standard">| newyork | <text:s text:c="2"/>NULL | <text:s text:c="3"/>21 | <text:s text:c="4"/>51 | <text:s text:c="2"/>54 | <text:s text:c="3"/>54 | <text:s text:c="4"/>NULL | <text:s/>NULL | <text:s text:c="2"/>20 | <text:s text:c="3"/>71 |</text:p>
      <text:p text:style-name="Standard">| spain <text:s text:c="2"/>| <text:s text:c="4"/>30 | <text:s/>NULL | <text:s text:c="4"/>60 | <text:s text:c="2"/>40 | <text:s text:c="3"/>40 | <text:s text:c="6"/>35 | <text:s/>NULL | <text:s text:c="2"/>25 | <text:s/>NULL |</text:p>
      <text:p text:style-name="Standard">+---------+--------+-------+--------+------+-------+----------+-------+------+-------+</text:p>
      <text:p text:style-name="Standard">4 rows in set, 1 warning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1:42.358153770</meta:creation-date>
    <dc:date>2019-04-01T14:26:15.414537418</dc:date>
    <meta:editing-duration>PT14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0" meta:paragraph-count="397" meta:word-count="3007" meta:character-count="17885" meta:non-whitespace-character-count="12688"/>
  </office:meta>
</office:document-meta>
</file>